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29cm" fo:min-width="2.675cm" loext:decorative="false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1.965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2.005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2.04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pr1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2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ne_20_Column" presentation:presentation-page-layout-name="AL1T1">
        <office:forms form:automatic-focus="false" form:apply-design-mode="false"/>
        <draw:frame presentation:style-name="pr1" draw:layer="layout" svg:width="26.5cm" svg:height="1.8cm" svg:x="0.4cm" svg:y="0.2cm" presentation:class="title">
          <draw:text-box>
            <text:p>Acessing WWW files</text:p>
          </draw:text-box>
        </draw:frame>
        <draw:custom-shape draw:style-name="gr1" draw:text-style-name="P1" draw:layer="layout" svg:width="3.175cm" svg:height="2.54cm" svg:x="2.405cm" svg:y="7.15cm">
          <text:p text:style-name="P1">Visito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8.42cm" svg:x2="6.98cm" svg:y2="8.42cm">
          <text:p/>
        </draw:line>
        <draw:custom-shape draw:style-name="gr3" draw:text-style-name="P1" draw:layer="layout" svg:width="2.465cm" svg:height="2.54cm" svg:x="7.06cm" svg:y="7.15cm">
          <text:p text:style-name="P1">WWW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05cm" svg:height="2.54cm" svg:x="11.465cm" svg:y="7.15cm">
          <text:p text:style-name="P1">User</text:p>
          <text:p text:style-name="P1">folde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53cm" svg:y1="8.42cm" svg:x2="11.43cm" svg:y2="8.42cm">
          <text:p/>
        </draw:line>
        <draw:line draw:style-name="gr2" draw:text-style-name="P2" draw:layer="layout" svg:x1="12.7cm" svg:y1="7.15cm" svg:x2="15.24cm" svg:y2="5.08cm">
          <text:p/>
        </draw:line>
        <draw:custom-shape draw:style-name="gr4" draw:text-style-name="P1" draw:layer="layout" svg:width="2.505cm" svg:height="2.54cm" svg:x="15.275cm" svg:y="3.81cm">
          <text:p text:style-name="P1">Public</text:p>
          <text:p text:style-name="P1">folde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7cm" svg:y1="9.69cm" svg:x2="15.247cm" svg:y2="12.057cm">
          <text:p/>
        </draw:line>
        <draw:custom-shape draw:style-name="gr4" draw:text-style-name="P1" draw:layer="layout" svg:width="2.505cm" svg:height="2.54cm" svg:x="15.275cm" svg:y="10.81cm">
          <text:p text:style-name="P1">Virtual</text:p>
          <text:p text:style-name="P1">folder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4cm" svg:height="1.27cm" svg:x="19.715cm" svg:y="9.96cm">
          <text:p text:style-name="P1">Blog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.78cm" svg:y1="5.08cm" svg:x2="19.05cm" svg:y2="5.08cm">
          <text:p/>
        </draw:line>
        <draw:custom-shape draw:style-name="gr4" draw:text-style-name="P1" draw:layer="layout" svg:width="2.505cm" svg:height="2.54cm" svg:x="19.085cm" svg:y="3.81cm">
          <text:p text:style-name="P1">Real</text:p>
          <text:p text:style-name="P1">files &amp;</text:p>
          <text:p text:style-name="P1">folder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4cm" svg:height="1.27cm" svg:x="19.715cm" svg:y="11.46cm">
          <text:p text:style-name="P1">Forum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4cm" svg:height="1.27cm" svg:x="19.715cm" svg:y="12.96cm">
          <text:p text:style-name="P1">...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.78cm" svg:y1="12.065cm" svg:x2="19.685cm" svg:y2="10.795cm">
          <text:p/>
        </draw:line>
        <draw:line draw:style-name="gr2" draw:text-style-name="P2" draw:layer="layout" svg:x1="17.78cm" svg:y1="12.065cm" svg:x2="19.633cm" svg:y2="13.843cm">
          <text:p/>
        </draw:line>
        <draw:line draw:style-name="gr2" draw:text-style-name="P2" draw:layer="layout" svg:x1="17.773cm" svg:y1="12.073cm" svg:x2="19.633cm" svg:y2="12.065cm">
          <text:p/>
        </draw:line>
        <presentation:notes draw:style-name="dp2">
          <draw:page-thumbnail draw:style-name="gr6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AG" style:font-name-asian="Noto Sans CJK JP:palt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8T22:48:58.245146199</meta:creation-date>
    <meta:editing-duration>PT9M44S</meta:editing-duration>
    <meta:editing-cycles>2</meta:editing-cycles>
    <meta:generator>LibreOffice/24.2.5.2$Linux_X86_64 LibreOffice_project/420$Build-2</meta:generator>
    <dc:title>Portfolio</dc:title>
    <dc:date>2024-09-28T22:58:42.216266821</dc:date>
    <meta:document-statistic meta:object-count="77"/>
  </office:meta>
</office:document-meta>
</file>